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B000000154CAC0ABF3A3557AF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lr-tb"/>
    </style:style>
    <style:style style:name="Table1.A" style:family="table-column">
      <style:table-column-properties style:column-width="1.605cm"/>
    </style:style>
    <style:style style:name="Table1.B" style:family="table-column">
      <style:table-column-properties style:column-width="5.517cm"/>
    </style:style>
    <style:style style:name="Table1.C" style:family="table-column">
      <style:table-column-properties style:column-width="3.967cm"/>
    </style:style>
    <style:style style:name="Table1.D" style:family="table-column">
      <style:table-column-properties style:column-width="5.375cm"/>
    </style:style>
    <style:style style:name="Table1.E" style:family="table-column">
      <style:table-column-properties style:column-width="0.0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18cm" fo:padding-right="0.018cm" fo:padding-top="0cm" fo:padding-bottom="0cm" fo:border="none"/>
    </style:style>
    <style:style style:name="Table2" style:family="table">
      <style:table-properties style:width="16.512cm" fo:margin-left="0cm" fo:margin-top="0cm" fo:margin-bottom="0cm" table:align="left" style:writing-mode="lr-tb"/>
    </style:style>
    <style:style style:name="Table2.A" style:family="table-column">
      <style:table-column-properties style:column-width="3.717cm"/>
    </style:style>
    <style:style style:name="Table2.B" style:family="table-column">
      <style:table-column-properties style:column-width="4.653cm"/>
    </style:style>
    <style:style style:name="Table2.C" style:family="table-column">
      <style:table-column-properties style:column-width="3.727cm"/>
    </style:style>
    <style:style style:name="Table2.D" style:family="table-column">
      <style:table-column-properties style:column-width="4.366cm"/>
    </style:style>
    <style:style style:name="Table2.E" style:family="table-column">
      <style:table-column-properties style:column-width="0.0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.079cm" fo:margin-bottom="0.079cm" loext:contextual-spacing="false" fo:text-indent="1.905cm" style:auto-text-indent="false"/>
    </style:style>
    <style:style style:name="P3" style:family="paragraph" style:parent-style-name="Standard">
      <style:paragraph-properties fo:margin-top="0.159cm" fo:margin-bottom="0.079cm" loext:contextual-spacing="false"/>
    </style:style>
    <style:style style:name="P4" style:family="paragraph" style:parent-style-name="Standard">
      <style:paragraph-properties fo:margin-left="0.476cm" fo:margin-right="0cm" fo:margin-top="0.079cm" fo:margin-bottom="0.079cm" loext:contextual-spacing="false" fo:text-indent="0cm" style:auto-text-indent="false"/>
    </style:style>
    <style:style style:name="P5" style:family="paragraph" style:parent-style-name="Standard">
      <style:paragraph-properties fo:margin-left="0.476cm" fo:margin-right="0cm" fo:margin-top="0.159cm" fo:margin-bottom="0.159cm" loext:contextual-spacing="false" fo:text-indent="0cm" style:auto-text-indent="false"/>
    </style:style>
    <style:style style:name="P6" style:family="paragraph" style:parent-style-name="Standard">
      <style:paragraph-properties fo:margin-left="0.476cm" fo:margin-right="0cm" fo:margin-top="0.159cm" fo:margin-bottom="0.282cm" loext:contextual-spacing="false" fo:text-indent="0cm" style:auto-text-indent="false"/>
    </style:style>
    <style:style style:name="P7" style:family="paragraph" style:parent-style-name="Standard">
      <style:paragraph-properties fo:margin-top="0.476cm" fo:margin-bottom="0.159cm" loext:contextual-spacing="false"/>
    </style:style>
    <style:style style:name="P8" style:family="paragraph" style:parent-style-name="Standard">
      <style:paragraph-properties fo:margin-top="0.318cm" fo:margin-bottom="0.318cm" loext:contextual-spacing="false"/>
    </style:style>
    <style:style style:name="P9" style:family="paragraph" style:parent-style-name="Standard">
      <style:paragraph-properties fo:margin-top="0.318cm" fo:margin-bottom="0.318cm" loext:contextual-spacing="false" fo:text-align="center" style:justify-single-word="false"/>
    </style:style>
    <style:style style:name="P10" style:family="paragraph" style:parent-style-name="Standard">
      <style:paragraph-properties fo:margin-left="0.714cm" fo:margin-right="0cm" fo:text-indent="0cm" style:auto-text-indent="false"/>
    </style:style>
    <style:style style:name="P11" style:family="paragraph" style:parent-style-name="Standard">
      <style:paragraph-properties fo:margin-top="0.159cm" fo:margin-bottom="0.159cm" loext:contextual-spacing="false"/>
    </style:style>
    <style:style style:name="P12" style:family="paragraph" style:parent-style-name="Standard">
      <style:paragraph-properties fo:margin-left="0.582cm" fo:margin-right="0cm" fo:margin-top="0.079cm" fo:margin-bottom="0.079cm" loext:contextual-spacing="false" fo:text-indent="-0.476cm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4pt" style:font-name-asian="Arial1" style:font-size-asian="14pt" style:font-name-complex="Arial1"/>
    </style:style>
    <style:style style:name="T2" style:family="text">
      <style:text-properties style:font-name="Trebuchet MS" fo:font-size="14pt" style:font-name-asian="Trebuchet MS1" style:font-size-asian="14pt" style:font-name-complex="Trebuchet MS1"/>
    </style:style>
    <style:style style:name="T3" style:family="text">
      <style:text-properties style:font-name="Trebuchet MS" fo:font-size="14pt" fo:font-weight="bold" style:font-name-asian="Trebuchet MS1" style:font-size-asian="14pt" style:font-weight-asian="bold" style:font-name-complex="Trebuchet MS1"/>
    </style:style>
    <style:style style:name="T4" style:family="text">
      <style:text-properties style:font-name="Trebuchet MS" fo:font-size="14pt" style:text-underline-style="solid" style:text-underline-width="auto" style:text-underline-color="font-color" style:font-name-asian="Trebuchet MS1" style:font-size-asian="14pt" style:font-name-complex="Trebuchet MS1"/>
    </style:style>
    <style:style style:name="T5" style:family="text">
      <style:text-properties style:font-name="Trebuchet MS" fo:font-size="14pt" fo:font-style="italic" fo:font-weight="bold" style:font-name-asian="Trebuchet MS1" style:font-size-asian="14pt" style:font-style-asian="italic" style:font-weight-asian="bold" style:font-name-complex="Trebuchet MS1"/>
    </style:style>
    <style:style style:name="T6" style:family="text">
      <style:text-properties style:text-position="100% 100%" style:font-name="Trebuchet MS" fo:font-size="14pt" fo:font-style="italic" fo:font-weight="bold" style:font-name-asian="Trebuchet MS1" style:font-size-asian="14pt" style:font-style-asian="italic" style:font-weight-asian="bold" style:font-name-complex="Trebuchet MS1"/>
    </style:style>
    <style:style style:name="T7" style:family="text">
      <style:text-properties style:text-position="100% 100%" style:font-name="Trebuchet MS" fo:font-size="14pt" fo:font-weight="bold" style:font-name-asian="Trebuchet MS1" style:font-size-asian="14pt" style:font-weight-asian="bold" style:font-name-complex="Trebuchet MS1"/>
    </style:style>
    <style:style style:name="T8" style:family="text">
      <style:text-properties style:text-position="100% 100%" style:font-name="Trebuchet MS" fo:font-size="14pt" style:font-name-asian="Trebuchet MS1" style:font-size-asian="14pt" style:font-name-complex="Trebuchet MS1"/>
    </style:style>
    <style:style style:name="T9" style:family="text">
      <style:text-properties style:text-position="100% 100%" style:font-name="Arial" fo:font-size="14pt" style:font-name-asian="Arial1" style:font-size-asian="14pt" style:font-name-complex="Arial1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oBack"/><text:span text:style-name="T1">L01 - Electromyography (EMG) I (4.1.2 Jan 11 2017)</text:span></text:p>
      <text:p text:style-name="Standard"><text:span text:style-name="T1">File name: NoName-L01</text:span></text:p>
      <text:p text:style-name="Standard"><text:span text:style-name="T1">05/02/2019</text:span></text:p>
      <text:p text:style-name="Standard"><text:span text:style-name="T1">12:26</text:span></text:p>
      <text:p text:style-name="Standard"/>
      <text:p text:style-name="Standard"><text:span text:style-name="T1">First recording (starts at event labeled 'Dominant arm'): Four clench-release-wait cycles; fourth clench is maximum force.</text:span></text:p>
      <text:p text:style-name="Standard"/>
      <text:p text:style-name="Standard"><text:span text:style-name="T1">Second recording (starts at event labeled 'Nondominant arm'): Four clench-release-wait cycles; fourth clench is maximum force.</text:span></text:p>
      <text:p text:style-name="Standard"/>
      <text:p text:style-name="Standard"><text:span text:style-name="T2">----------------------------------------------------------------------------------------------------------------------------------------------------------------------</text:span></text:p>
      <text:p text:style-name="Standard"><text:span text:style-name="T2">L01 DATA REPORT</text:span></text:p>
      <text:p text:style-name="P2"><text:span text:style-name="T2"><text:tab/>Student’s Name: Michael Lenehan</text:span></text:p>
      <text:p text:style-name="P2"><text:span text:style-name="T2"><text:tab/>Lab Section: L01</text:span></text:p>
      <text:p text:style-name="P2"><text:span text:style-name="T2"><text:tab/>Date: 8/2/2019</text:span></text:p>
      <text:p text:style-name="Standard"><text:span text:style-name="T2"><text:line-break/></text:span></text:p>
      <text:p text:style-name="Standard"><text:span text:style-name="T3">I. Data and Calculations</text:span></text:p>
      <text:p text:style-name="P3"><text:span text:style-name="T2">Subject Profile</text:span></text:p>
      <text:p text:style-name="P4"><text:span text:style-name="T2">Name:<text:tab/>Michael Lenehan<text:tab/><text:tab/>Height:<text:tab/>1.78m<text:tab/><text:tab/>Weight:<text:tab/>89.8kg</text:span></text:p>
      <text:p text:style-name="P5"><text:span text:style-name="T2">Gender:<text:tab/>Male<text:tab/><text:tab/>Age:<text:tab/><text:tab/>22<text:tab/><text:tab/>Dominant arm: <text:tab/>Right</text:span></text:p>
      <text:p text:style-name="P6"/>
      <text:p text:style-name="P6"><text:span text:style-name="T3">Note:</text:span><text:span text:style-name="T2"> This Data Report assumes that all lesson recordings were performed, which may not be the case for your lab. Please disregard any references to excluded recordings. </text:span></text:p>
      <text:p text:style-name="P7"><text:span text:style-name="T2">A. EMG Measurements</text:span></text:p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<text:span text:style-name="T6"> </text:span></text:p>
          </table:table-cell>
          <table:table-cell table:style-name="Table1.A1" office:value-type="string">
            <text:p text:style-name="P9"><text:span text:style-name="T6">Dominant arm</text:span></text:p>
          </table:table-cell>
          <table:table-cell table:style-name="Table1.A1" office:value-type="string">
            <text:p text:style-name="P9"><text:span text:style-name="T6">Nondominant arm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8"><text:span text:style-name="T7">Clench</text:span></text:p>
          </table:table-cell>
          <table:table-cell table:style-name="Table1.A1" office:value-type="string">
            <text:p text:style-name="P9"><draw:frame draw:style-name="fr1" draw:name="{e75f7e21-4edc-44f3-87db-ea89c2198776}" text:anchor-type="char" svg:x="0cm" svg:y="0cm" svg:width="2.408cm" svg:height="0.556cm" draw:z-index="0"><draw:image xlink:href="Pictures/100002010000005B000000154CAC0ABF3A3557AF.png" xlink:type="simple" xlink:show="embed" xlink:actuate="onLoad" loext:mime-type="image/png"/></draw:frame></text:p>
          </table:table-cell>
          <table:table-cell table:style-name="Table1.A1" office:value-type="string">
            <text:p text:style-name="P9"><draw:frame draw:style-name="fr1" draw:name="{8e55011f-50c3-451d-97cd-d986720a1c26}" text:anchor-type="char" svg:x="0cm" svg:y="0cm" svg:width="2.408cm" svg:height="0.556cm" draw:z-index="1"><draw:image xlink:href="Pictures/100002010000005B000000154CAC0ABF3A3557AF.png" xlink:type="simple" xlink:show="embed" xlink:actuate="onLoad" loext:mime-type="image/png"/></draw:frame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<text:span text:style-name="T9">#1</text:span></text:p>
          </table:table-cell>
          <table:table-cell table:style-name="Table1.A1" office:value-type="string">
            <text:p text:style-name="Standard"><text:span text:style-name="T9">Mean = <text:s/>0.15136 <text:s/>mV-sec<text:tab/>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span text:style-name="T9">Mean = <text:s/>0.08836 <text:s/>mV-sec<text:tab/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<text:span text:style-name="T9">#2</text:span></text:p>
          </table:table-cell>
          <table:table-cell table:style-name="Table1.A1" office:value-type="string">
            <text:p text:style-name="Standard"><text:span text:style-name="T9">Mean = <text:s/>0.19062 <text:s/>mV-sec<text:tab/>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span text:style-name="T9">Mean = <text:s/>0.15010 <text:s/>mV-sec<text:tab/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<text:span text:style-name="T9">#3</text:span></text:p>
          </table:table-cell>
          <table:table-cell table:style-name="Table1.A1" office:value-type="string">
            <text:p text:style-name="Standard"><text:span text:style-name="T9">Mean = <text:s/>0.25095 <text:s/>mV-sec<text:tab/>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span text:style-name="T9">Mean = <text:s/>0.23751 <text:s/>mV-sec<text:tab/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<text:span text:style-name="T9">#4</text:span></text:p>
          </table:table-cell>
          <table:table-cell table:style-name="Table1.A1" office:value-type="string">
            <text:p text:style-name="Standard"><text:span text:style-name="T9">Mean = <text:s/>0.32289 <text:s/>mV-sec<text:tab/>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span text:style-name="T9">Mean = <text:s/>0.32036 <text:s/>mV-sec<text:tab/></text:span>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P10"/>
      <text:p text:style-name="Standard"><text:span text:style-name="T2">B. Use the mean measurement from the table above to compute the percentage increase in EMG activity recorded between the weakest clench and the strongest clench of the Dominant arm.</text:span></text:p>
      <text:p text:style-name="P11"><text:span text:style-name="T2"><text:tab/>Calculation:</text:span><draw:frame draw:style-name="fr2" text:anchor-type="as-char" svg:width="6.618cm" svg:height="1.175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oft-page-break/><text:span text:style-name="T2"><text:line-break/><text:tab/>Answer:<text:tab/>113.326<text:tab/>% Increase</text:span></text:p>
      <text:p text:style-name="P7"><text:span text:style-name="T2">C. Tonus Measurements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span text:style-name="T7">Between Clenches #</text:span></text:p>
          </table:table-cell>
          <table:table-cell table:style-name="Table2.A1" office:value-type="string">
            <text:p text:style-name="P9"><text:span text:style-name="T6">Dominant arm</text:span></text:p>
          </table:table-cell>
          <table:table-cell table:style-name="Table2.A1" office:value-type="string">
            <text:p text:style-name="P9"><text:span text:style-name="T6">Nondominant arm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<draw:frame draw:style-name="fr1" draw:name="{36208473-a705-4975-abd4-6e090bad2edd}" text:anchor-type="char" svg:x="0cm" svg:y="0cm" svg:width="2.408cm" svg:height="0.556cm" draw:z-index="2"><draw:image xlink:href="Pictures/100002010000005B000000154CAC0ABF3A3557AF.png" xlink:type="simple" xlink:show="embed" xlink:actuate="onLoad" loext:mime-type="image/png"/></draw:frame></text:p>
          </table:table-cell>
          <table:table-cell table:style-name="Table2.A1" office:value-type="string">
            <text:p text:style-name="P9"><draw:frame draw:style-name="fr1" draw:name="{ce0ed9d6-3753-47a3-b454-8272658d776d}" text:anchor-type="char" svg:x="0cm" svg:y="0cm" svg:width="2.408cm" svg:height="0.556cm" draw:z-index="3"><draw:image xlink:href="Pictures/100002010000005B000000154CAC0ABF3A3557AF.png" xlink:type="simple" xlink:show="embed" xlink:actuate="onLoad" loext:mime-type="image/png"/></draw:frame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"><text:span text:style-name="T8">1-2</text:span></text:p>
          </table:table-cell>
          <table:table-cell table:style-name="Table2.A1" office:value-type="string">
            <text:p text:style-name="Standard"><text:span text:style-name="T9">Mean = <text:s/>0.02551 <text:s/>mV-sec<text:tab/>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<text:span text:style-name="T9">Mean = <text:s/>0.01552 <text:s/>mV-sec<text:tab/>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"><text:span text:style-name="T8">2-3</text:span></text:p>
          </table:table-cell>
          <table:table-cell table:style-name="Table2.A1" office:value-type="string">
            <text:p text:style-name="Standard"><text:span text:style-name="T9">Mean = <text:s/>0.03061 <text:s/>mV-sec<text:tab/>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<text:span text:style-name="T9">Mean = <text:s/>0.03028 <text:s/>mV-sec<text:tab/>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"><text:span text:style-name="T8">3-4</text:span></text:p>
          </table:table-cell>
          <table:table-cell table:style-name="Table2.A1" office:value-type="string">
            <text:p text:style-name="Standard"><text:span text:style-name="T9">Mean = <text:s/>0.04813 <text:s/>mV-sec<text:tab/>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<text:span text:style-name="T9">Mean = <text:s/>0.02080 <text:s/>mV-sec<text:tab/></text:span>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><text:span text:style-name="T2"><text:line-break/></text:span></text:p>
      <text:p text:style-name="Standard"><text:span text:style-name="T2"><text:line-break/></text:span></text:p>
      <text:p text:style-name="Standard"><text:span text:style-name="T3">II. Questions</text:span></text:p>
      <text:p text:style-name="Standard"><text:span text:style-name="T2"><text:line-break/>D. Compare the mean measurement for the right and left maximum clench EMG cluster.<text:line-break/></text:span></text:p>
      <text:p text:style-name="Standard"><text:soft-page-break/><text:span text:style-name="T2"><text:tab/>Are they the same or different? <text:tab/><text:tab/><text:tab/><text:tab/><text:tab/><text:tab/>Same<text:tab/><text:tab/></text:span><text:span text:style-name="T4">Different</text:span></text:p>
      <text:p text:style-name="Standard"/>
      <text:p text:style-name="Standard"><text:span text:style-name="T2"><text:tab/>Which one suggests the greater clench strength? <text:tab/><text:tab/></text:span><text:span text:style-name="T4">Right</text:span><text:span text:style-name="T2"><text:tab/><text:tab/>Left<text:tab/><text:tab/><text:tab/>Neither</text:span></text:p>
      <text:p text:style-name="Standard"><text:span text:style-name="T2"><text:tab/>Explain</text:span></text:p>
      <text:p text:style-name="Standard">As the right hand is the dominant hand for the subject, it is in use more often for, and as such has a greater clench strength</text:p>
      <text:p text:style-name="Standard"/>
      <text:p text:style-name="Standard"/>
      <text:p text:style-name="Standard"/>
      <text:p text:style-name="Standard"/>
      <text:p text:style-name="Standard"><text:span text:style-name="T2">E. What factors in addition to sex contribute to observed differences in clench strength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F. Does there appear to be any difference in tonus between the two forearm clench muscles?<text:tab/><text:tab/></text:span><text:span text:style-name="T4">Yes</text:span><text:span text:style-name="T2"><text:tab/>No<text:tab/></text:span></text:p>
      <text:p text:style-name="Standard"/>
      <text:p text:style-name="Standard"><text:span text:style-name="T2"><text:tab/>Would you expect to see a difference? Does Subject’s gender influence your expectations? Explain.</text:span></text:p>
      <text:p text:style-name="Standard">It would be expected that there would be a slight difference between the dominant and nondominant muscles, as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2">G. Explain the source of signals detected by the EMG electrod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H. What does the term “motor unit recruitment” mean?</text:span></text:p>
      <text:p text:style-name="Standard">Motor unit recruitment refers to the increase in available motor units in a muscle when and increase in the contraction strength of that muscle is required. 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I. Define skeletal muscle tonus.</text:span></text:p>
      <text:p text:style-name="Standard">Skeletal muscle tonus is a phenomenon in which skeletal muscle maintains a constant slight tension, maintaining the muscle in a state or readiness.</text:p>
      <text:p text:style-name="Standard"/>
      <text:p text:style-name="Standard"/>
      <text:p text:style-name="Standard"/>
      <text:p text:style-name="Standard"/>
      <text:p text:style-name="Standard"><text:span text:style-name="T2">J. Define electromyography.</text:span></text:p>
      <text:p text:style-name="Standard">Electromyography is the detection, amplification and recording of skin voltages, which are produced, and vary, due to contractions of skeletal muscle.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T3">III.  OPTIONAL Active Learning Portion</text:span></text:p>
      <text:p text:style-name="P12"/>
      <text:p text:style-name="P12"/>
      <text:p text:style-name="P12"><text:span text:style-name="T5">A.<text:tab/>Hypothesis</text:span></text:p>
      <text:p text:style-name="P4"/>
      <text:p text:style-name="P12"/>
      <text:p text:style-name="P12"><text:span text:style-name="T5">B.<text:tab/>Materials</text:span></text:p>
      <text:p text:style-name="Standard"><text:span text:style-name="T2"><text:line-break/></text:span></text:p>
      <text:p text:style-name="P12"><text:span text:style-name="T5">C.<text:tab/>Method</text:span></text:p>
      <text:p text:style-name="P4"/>
      <text:p text:style-name="P12"/>
      <text:p text:style-name="P12"><text:span text:style-name="T5">D.<text:tab/>Set</text:span><text:span text:style-name="T3"> </text:span><text:span text:style-name="T5">Up</text:span></text:p>
      <text:p text:style-name="P4"/>
      <text:p text:style-name="P12"/>
      <text:p text:style-name="P12"><text:span text:style-name="T5">E.<text:tab/>Experimental Results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3">End of Lesson 1 Data Report</text:span></text:p>
      <text:p text:style-name="Standard"><text:span text:style-name="T2"><text:line-break/></text:span></text:p>
      <text:p text:style-name="Standard"><text:span text:style-name="T2">BSL 4.0 DRL01-04032012</text:span></text:p>
      <text:p text:style-name="Standard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hael Lenehan</dc:creator>
    <meta:editing-cycles>2</meta:editing-cycles>
    <meta:creation-date>2019-02-18T13:27:00</meta:creation-date>
    <dc:date>2019-02-18T13:27:00</dc:date>
    <meta:editing-duration>PT1M</meta:editing-duration>
    <meta:generator>LibreOffice/6.0.7.3$Linux_X86_64 LibreOffice_project/00m0$Build-3</meta:generator>
    <meta:document-statistic meta:table-count="2" meta:image-count="4" meta:object-count="1" meta:page-count="6" meta:paragraph-count="80" meta:word-count="471" meta:character-count="3119" meta:non-whitespace-character-count="26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frac>
        <mrow>
          <mrow>
            <mo fence="true" stretchy="true">(</mo>
            <mrow>
              <mrow>
                <mn>0.32289</mn>
                <mo stretchy="false">∗</mo>
                <msup>
                  <mn>10</mn>
                  <mrow>
                    <mo stretchy="false">−</mo>
                    <mn>3</mn>
                  </mrow>
                </msup>
              </mrow>
            </mrow>
            <mo fence="true" stretchy="true">)</mo>
          </mrow>
          <mo stretchy="false">−</mo>
          <mrow>
            <mo fence="true" stretchy="true">(</mo>
            <mrow>
              <mrow>
                <mn>0.15136</mn>
                <mo stretchy="false">∗</mo>
                <msup>
                  <mn>10</mn>
                  <mrow>
                    <mo stretchy="false">−</mo>
                    <mn>3</mn>
                  </mrow>
                </msup>
              </mrow>
            </mrow>
            <mo fence="true" stretchy="true">)</mo>
          </mrow>
        </mrow>
        <mrow>
          <mn>0.15136</mn>
          <mo stretchy="false">∗</mo>
          <msup>
            <mn>10</mn>
            <mrow>
              <mo stretchy="false">−</mo>
              <mn>3</mn>
            </mrow>
          </msup>
        </mrow>
      </mfrac>
      <mo stretchy="false">∗</mo>
      <mn>100</mn>
    </mrow>
    <annotation encoding="StarMath 5.0">{left (0.32289* {10} ^ {-3} right ) - left (0.15136* {10} ^ {-3} right )} over {0.15136* {10} ^ {-3}} *100</annotation>
  </semantics>
</math>
</file>